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paragraph-properties fo:line-height="150%"/>
    </style:style>
    <style:style style:name="P2" style:family="paragraph" style:parent-style-name="List_20_Paragraph">
      <style:paragraph-properties fo:margin-left="2.54cm" fo:margin-right="0cm" fo:text-align="justify" style:justify-single-word="false" fo:text-indent="-1.482cm" style:auto-text-indent="false"/>
    </style:style>
    <style:style style:name="P3" style:family="paragraph" style:parent-style-name="Standard">
      <style:paragraph-properties fo:line-height="150%"/>
    </style:style>
    <style:style style:name="P4" style:family="paragraph" style:parent-style-name="Standard">
      <style:text-properties style:font-name="Times New Roman" fo:language="en" fo:country="CA" style:font-name-complex="Times New Roman1"/>
    </style:style>
    <style:style style:name="P5" style:family="paragraph" style:parent-style-name="Standard">
      <style:paragraph-properties fo:line-height="150%"/>
      <style:text-properties style:font-name="Times New Roman" fo:language="en" fo:country="CA" style:font-name-complex="Times New Roman1"/>
    </style:style>
    <style:style style:name="P6" style:family="paragraph" style:parent-style-name="Standard">
      <style:text-properties style:font-name="Times New Roman" style:font-name-complex="Times New Roman1"/>
    </style:style>
    <style:style style:name="P7" style:family="paragraph" style:parent-style-name="Standard">
      <style:paragraph-properties fo:margin-left="1.27cm" fo:margin-right="0cm" fo:line-height="150%" fo:text-indent="0cm" style:auto-text-indent="false"/>
      <style:text-properties style:font-name="Times New Roman" fo:language="en" fo:country="CA" style:font-name-complex="Times New Roman1"/>
    </style:style>
    <style:style style:name="P8" style:family="paragraph" style:parent-style-name="Standard">
      <style:paragraph-properties fo:margin-left="1.27cm" fo:margin-right="0cm" fo:line-height="150%" fo:text-indent="0cm" style:auto-text-indent="false"/>
      <style:text-properties style:font-name="Times New Roman" fo:language="en" fo:country="CA" fo:font-weight="bold" style:font-weight-asian="bold" style:font-name-complex="Times New Roman1"/>
    </style:style>
    <style:style style:name="P9" style:family="paragraph" style:parent-style-name="Standard">
      <style:paragraph-properties fo:margin-left="1.27cm" fo:margin-right="0cm" fo:line-height="150%" fo:text-indent="0cm" style:auto-text-indent="false"/>
    </style:style>
    <style:style style:name="P10" style:family="paragraph" style:parent-style-name="Standard">
      <style:paragraph-properties fo:margin-left="3.81cm" fo:margin-right="0cm" fo:text-indent="0cm" style:auto-text-indent="false"/>
    </style:style>
    <style:style style:name="P11" style:family="paragraph" style:parent-style-name="Standard">
      <style:paragraph-properties fo:margin-left="3.81cm" fo:margin-right="0cm" fo:line-height="150%" fo:text-indent="0cm" style:auto-text-indent="false"/>
    </style:style>
    <style:style style:name="P12" style:family="paragraph" style:parent-style-name="Standard">
      <style:paragraph-properties fo:margin-left="3.81cm" fo:margin-right="0cm" fo:text-indent="0cm" style:auto-text-indent="false"/>
      <style:text-properties fo:language="en" fo:country="CA"/>
    </style:style>
    <style:style style:name="P13" style:family="paragraph" style:parent-style-name="Standard">
      <style:paragraph-properties fo:margin-left="2.54cm" fo:margin-right="0cm" fo:line-height="150%" fo:text-indent="1.27cm" style:auto-text-indent="false"/>
    </style:style>
    <style:style style:name="P14" style:family="paragraph" style:parent-style-name="Standard">
      <style:paragraph-properties fo:margin-left="3.81cm" fo:margin-right="0cm" fo:line-height="150%" fo:text-indent="-2.54cm" style:auto-text-indent="false"/>
    </style:style>
    <style:style style:name="P15" style:family="paragraph" style:parent-style-name="Standard">
      <style:paragraph-properties fo:margin-left="0cm" fo:margin-right="0cm" fo:text-indent="1.058cm" style:auto-text-indent="false"/>
    </style:style>
    <style:style style:name="P16" style:family="paragraph" style:parent-style-name="Standard">
      <style:paragraph-properties fo:margin-left="2.54cm" fo:margin-right="0cm" fo:text-indent="-1.482cm" style:auto-text-indent="false"/>
    </style:style>
    <style:style style:name="P17" style:family="paragraph" style:parent-style-name="Standard" style:master-page-name="Standard">
      <style:paragraph-properties fo:line-height="150%" style:page-number="auto"/>
    </style:style>
    <style:style style:name="P18" style:family="paragraph">
      <style:paragraph-properties fo:margin-top="0cm" fo:margin-bottom="0cm" fo:line-height="100%" fo:text-align="start"/>
    </style:style>
    <style:style style:name="P19" style:family="paragraph">
      <loext:graphic-properties draw:fill="solid" draw:fill-color="#ffffff"/>
      <style:paragraph-properties fo:margin-top="0cm" fo:margin-bottom="0cm" fo:line-height="100%" fo:text-align="start"/>
    </style:style>
    <style:style style:name="P20" style:family="paragraph">
      <loext:graphic-properties draw:fill="none"/>
      <style:paragraph-properties fo:text-align="center"/>
    </style:style>
    <style:style style:name="T1" style:family="text">
      <style:text-properties style:font-name="Times New Roman" fo:language="en" fo:country="CA" style:text-underline-style="solid" style:text-underline-width="auto" style:text-underline-color="font-color" fo:font-weight="bold" style:font-weight-asian="bold" style:font-name-complex="Times New Roman1"/>
    </style:style>
    <style:style style:name="T2" style:family="text">
      <style:text-properties style:font-name="Times New Roman" fo:language="en" fo:country="CA" style:font-name-complex="Times New Roman1"/>
    </style:style>
    <style:style style:name="T3" style:family="text">
      <style:text-properties style:font-name="Times New Roman" fo:language="en" fo:country="CA" fo:font-weight="bold" style:font-weight-asian="bold" style:font-name-complex="Times New Roman1"/>
    </style:style>
    <style:style style:name="T4" style:family="text">
      <style:text-properties style:font-name="Times New Roman" style:font-name-complex="Times New Roman1"/>
    </style:style>
    <style:style style:name="T5"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fo:margin-left="0cm" fo:margin-right="0.044cm" fo:margin-top="0cm" fo:margin-bottom="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run-through="foreground"/>
      <style:paragraph-properties style:writing-mode="lr-tb"/>
    </style:style>
    <style:style style:name="gr3"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draw:fit-to-size="false" style:shrink-to-fit="false" fo:min-height="0.995cm" fo:min-width="0cm" fo:padding-top="0.125cm" fo:padding-bottom="0.125cm" fo:padding-left="0.25cm" fo:padding-right="0.25cm" fo:wrap-option="wrap" style:run-through="foreground"/>
    </style:style>
    <style:style style:name="gr4" style:family="graphic">
      <style:graphic-properties draw:stroke="solid" svg:stroke-width="0.035cm" svg:stroke-color="#000000" draw:stroke-linejoin="miter"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5"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draw:fit-to-size="false" style:shrink-to-fit="false" fo:min-height="1.058cm" fo:min-width="0cm" fo:padding-top="0.125cm" fo:padding-bottom="0.125cm" fo:padding-left="0.25cm" fo:padding-right="0.25cm" fo:wrap-option="wrap" style:run-through="foreground"/>
    </style:style>
    <style:style style:name="gr6"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draw:fit-to-size="false" style:shrink-to-fit="false" fo:min-height="0.467cm" fo:min-width="0cm" fo:padding-top="0.125cm" fo:padding-bottom="0.125cm" fo:padding-left="0.25cm" fo:padding-right="0.25cm" fo:wrap-option="wrap" style:run-through="foreground"/>
    </style:style>
    <style:style style:name="gr7"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draw:fit-to-size="false" style:shrink-to-fit="false" fo:min-height="0cm" fo:min-width="1.326cm" fo:padding-top="0.125cm" fo:padding-bottom="0.125cm" fo:padding-left="0.25cm" fo:padding-right="0.25cm" fo:wrap-option="wrap" style:run-through="foreground"/>
    </style:style>
    <style:style style:name="gr8"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draw:fit-to-size="false" style:shrink-to-fit="false" fo:min-height="2.93cm" fo:min-width="0cm" fo:padding-top="0.125cm" fo:padding-bottom="0.125cm" fo:padding-left="0.25cm" fo:padding-right="0.25cm" fo:wrap-option="wrap" style:run-through="foreground"/>
    </style:style>
    <style:style style:name="gr9" style:family="graphic">
      <style:graphic-properties draw:stroke="none" svg:stroke-width="0.035cm" draw:fill="solid" draw:fill-color="#ffffff" draw:textarea-vertical-align="top" draw:auto-grow-height="true" draw:fit-to-size="false" style:shrink-to-fit="false" fo:min-height="0cm" fo:min-width="0cm" fo:padding-top="0.125cm" fo:padding-bottom="0.125cm" fo:padding-left="0.25cm" fo:padding-right="0.25cm" fo:wrap-option="no-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Research Protocol </text:span></text:p>
      <text:p text:style-name="P5"/>
      <text:p text:style-name="P3"><text:span text:style-name="T2">The first part of </text:span><text:span text:style-name="T3">non-aerosolizing mask</text:span><text:span text:style-name="T2"> testing has been performed at the General Dynamics laboratory, consisting of a standardized smoke test performed on an adult respiratory dummy (1). The standardized smoke test has confirmed absence of mask leak using the </text:span><text:span text:style-name="T3">non-aerosolizing mask</text:span><text:span text:style-name="T2">, using the using standard CPAP and BiPAP conditions, up to 25 mm H2O positive pressure. </text:span></text:p>
      <text:p text:style-name="P5"/>
      <text:p text:style-name="P3"><text:span text:style-name="T2">The second part of the research protocol is the part for which this HSREB protocol application is being completed. This will take place in the “Rapid Assessment Zone” of the Emergency Room of London Health Sciences Center. This is a negative pressure area considered safe for application of non-invasive positive pressure ventilation in patients with or without Coronavirus (COVID-19). </text:span></text:p>
      <text:p text:style-name="P5"/>
      <text:p text:style-name="P3"><text:span text:style-name="T2">When a patient is identified by a health care professional to require non-invasive positive pressure ventilation (NIPPV), the patient’s needed mask size will be determined as standard care, using an ErgoFitTM Headgear Sizer. The appropriate size of CPAP or BiPAP mask will be identified (“Small”,”Medium”, “Large” or “Extra-large”). </text:span></text:p>
      <text:p text:style-name="P7"/>
      <text:p text:style-name="P3"><text:span text:style-name="T2">There are currently four available </text:span><text:span text:style-name="T3">non-aerosolizing mask</text:span><text:span text:style-name="T2"> sizes, in “small”,”medium”,”large” and “extra-large.” When a patient requiring NIPPV requires a mask size for which a </text:span><text:span text:style-name="T3">non-aerosolizing mask</text:span><text:span text:style-name="T2"> is available, he or she will be approached by the research assistant for informed consent. </text:span></text:p>
      <text:p text:style-name="P5"/>
      <text:p text:style-name="P3"><text:span text:style-name="T2">Consenting patients will be randomized to either standard or </text:span><text:span text:style-name="T3">non-aerosolizing mask</text:span><text:span text:style-name="T2">, using a random-number generator between 0 and 1 (with 0-0.5 to standard and 0.51 to 1.0 to </text:span><text:span text:style-name="T3">non-aerosolizing mask</text:span><text:span text:style-name="T2">). </text:span></text:p>
      <text:p text:style-name="P5"/>
      <text:p text:style-name="P3"><text:span text:style-name="T2">When a standard mask is no longer required for a patient, it will be cleaned as per pre-existing standard protocol. When a non-aerosolizing mask is no longer required for a patient, it will be </text:span><text:soft-page-break/><text:span text:style-name="T2">disassembled then immersed for 5 minutes in a bleach bath, then dried and reused. This protocol is as per previously described to inactivate coronavirus and other bacterial and viral agents (2). </text:span></text:p>
      <text:p text:style-name="P5"/>
      <text:p text:style-name="P3"><text:span text:style-name="T2">All randomized patients will have the following data collected: </text:span></text:p>
      <text:p text:style-name="P9"><text:span text:style-name="T3">Demographic:</text:span><text:span text:style-name="T2">(i) Age<text:tab/><text:tab/>(ii) Sex<text:tab/><text:tab/>(iii) Height<text:tab/>(iv) Weight</text:span></text:p>
      <text:p text:style-name="P9"><text:span text:style-name="T3"><text:tab/><text:tab/></text:span><text:span text:style-name="T2">(v) Presence (or absence) of dentures</text:span></text:p>
      <text:p text:style-name="P9"><text:span text:style-name="T2"><text:tab/><text:tab/>(vi) Presence (or absence) of beard or moustache</text:span></text:p>
      <text:p text:style-name="P8"/>
      <text:p text:style-name="P9"><text:span text:style-name="T3">Clinical data:</text:span><text:span text:style-name="T2"><text:tab/>(i) Arterial blood gas measurements, including pCO2, pH, HCO3 and pO2<text:tab/></text:span></text:p>
      <text:p text:style-name="P11"><text:span text:style-name="T3">No additional blood work will be required for the study;</text:span><text:span text:style-name="T2"> only blood work performed as standard care will collected. <text:tab/><text:tab/></text:span></text:p>
      <text:p text:style-name="P11"><text:span text:style-name="T2">(ii) Vital signs data including heart rate, respiratory rate, blood pressure, </text:span></text:p>
      <text:p text:style-name="P13"><text:span text:style-name="T2">and body temperature. </text:span></text:p>
      <text:p text:style-name="P7"/>
      <text:p text:style-name="P14"><text:span text:style-name="T3">Safety data:<text:tab/></text:span><text:span text:style-name="T2">From initiation to completion of use of the standard or </text:span><text:span text:style-name="T3">non-aerosolizing mask, </text:span><text:span text:style-name="T2">reports of:</text:span></text:p>
      <text:list xml:id="list1855367012" text:style-name="WWNum5">
        <text:list-item>
          <text:p text:style-name="P1"><text:span text:style-name="T2">Nasal or oral bleeding</text:span></text:p>
        </text:list-item>
        <text:list-item>
          <text:p text:style-name="P1"><text:span text:style-name="T2">Pneumothorax</text:span></text:p>
        </text:list-item>
        <text:list-item>
          <text:p text:style-name="P1"><text:span text:style-name="T2">Ulcers </text:span></text:p>
        </text:list-item>
      </text:list>
      <text:p text:style-name="P11"><text:span text:style-name="T2">The electronic medical record (Powerchart) will be accessed to review and to collect the above data. </text:span></text:p>
      <text:p text:style-name="P4"/>
      <text:p text:style-name="P4"/>
      <text:p text:style-name="P15"><text:span text:style-name="T3">References</text:span></text:p>
      <text:p text:style-name="P16"><text:span text:style-name="T2">(1) <text:tab/>Hui DS, Chan MTV. Exhaled Air Dispersion During Noninvasive Ventilation via Helmets and a Total Facemask. Chest 2015: 147(5); 1336-1343. </text:span></text:p>
      <text:p text:style-name="P2"><text:span text:style-name="T2">(2)<text:tab/></text:span><text:span text:style-name="T4">Kampf G, TOdt D, Pfaender S and Steinmann E. Persistence of Coronaviruses on Inanimate Surfaces and Their Inactivation with Biocidal Agents. Journal of Hospital Infection March 2020: 104(3): 246-251. </text:span></text:p>
      <text:p text:style-name="P6"/>
      <text:p text:style-name="P6"/>
      <text:p text:style-name="P6"/>
      <text:p text:style-name="P6"/>
      <text:p text:style-name="P6"/>
      <text:p text:style-name="P6"/>
      <text:p text:style-name="P6"><text:soft-page-break/></text:p>
      <text:p text:style-name="P6"><draw:g text:anchor-type="paragraph" draw:z-index="0" draw:name="Group 57" draw:style-name="gr1"><draw:custom-shape draw:name="TextBox 5" draw:style-name="gr2" draw:text-style-name="P19" svg:width="5.063cm" svg:height="0.856cm" svg:x="4.934cm" svg:y="0.897cm"><text:p text:style-name="P18"><text:span text:style-name="T5">Patient requires NIPP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7" draw:style-name="gr2" draw:text-style-name="P19" svg:width="9.843cm" svg:height="0.856cm" svg:x="2.573cm" svg:y="5.118cm"><text:p text:style-name="P18"><text:span text:style-name="T5">Non-aerosolizing mask available in patient siz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8" draw:style-name="gr2" draw:text-style-name="P19" svg:width="1.086cm" svg:height="0.856cm" svg:x="7.001cm" svg:y="7.284cm"><text:p text:style-name="P18"><text:span text:style-name="T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9" draw:style-name="gr2" draw:text-style-name="P19" svg:width="5.49cm" svg:height="0.856cm" svg:x="9.904cm" svg:y="7.306cm"><text:p text:style-name="P18"><text:span text:style-name="T5">Not considered for stud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2" draw:text-style-name="P19" svg:width="1.186cm" svg:height="0.856cm" svg:x="2.655cm" svg:y="7.326cm"><text:p text:style-name="P18"><text:span text:style-name="T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1" draw:style-name="gr2" draw:text-style-name="P19" svg:width="9.184cm" svg:height="0.856cm" svg:x="2.923cm" svg:y="9.478cm"><text:p text:style-name="P18"><text:span text:style-name="T5">Patient is approached by research assista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2" draw:style-name="gr2" draw:text-style-name="P19" svg:width="1.086cm" svg:height="0.856cm" svg:x="7.001cm" svg:y="13.808cm"><text:p text:style-name="P18"><text:span text:style-name="T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6" draw:style-name="gr2" draw:text-style-name="P19" svg:width="2.985cm" svg:height="0.854cm" svg:x="6.04cm" svg:y="11.628cm"><text:p text:style-name="P18"><text:span text:style-name="T5">Consen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 draw:style-name="gr2" draw:text-style-name="P19" svg:width="5.49cm" svg:height="0.856cm" svg:x="9.904cm" svg:y="13.792cm"><text:p text:style-name="P18"><text:span text:style-name="T5">Not considered for stud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8" draw:style-name="gr2" draw:text-style-name="P19" svg:width="5.054cm" svg:height="0.856cm" svg:x="1.083cm" svg:y="15.969cm"><text:p text:style-name="P18"><text:span text:style-name="T5">Non-aerosolizing mas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2" draw:text-style-name="P19" svg:width="3.483cm" svg:height="0.854cm" svg:x="7.138cm" svg:y="15.96cm"><text:p text:style-name="P18"><text:span text:style-name="T5">Standard mas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 draw:style-name="gr3" draw:text-style-name="P20" svg:width="0.003cm" svg:height="1.246cm" svg:x="7.534cm" svg:y="1.747cm"><text:p/><draw:enhanced-geometry draw:mirror-horizontal="false" draw:mirror-vertical="false" svg:viewBox="0 0 21600 21600" draw:type="mso-spt32" draw:enhanced-path="M 0 0 L 21600 21600 N"/></draw:custom-shape><draw:custom-shape draw:name="Straight Arrow Connector 14" draw:style-name="gr3" draw:text-style-name="P20" svg:width="0.003cm" svg:height="1.246cm" svg:x="7.534cm" svg:y="3.83cm"><text:p/><draw:enhanced-geometry draw:mirror-horizontal="false" draw:mirror-vertical="false" svg:viewBox="0 0 21600 21600" draw:type="mso-spt32" draw:enhanced-path="M 0 0 L 21600 21600 N"/></draw:custom-shape><draw:custom-shape draw:name="Straight Arrow Connector 15" draw:style-name="gr3" draw:text-style-name="P20" svg:width="0.003cm" svg:height="1.246cm" svg:x="7.56cm" svg:y="10.314cm"><text:p/><draw:enhanced-geometry draw:mirror-horizontal="false" draw:mirror-vertical="false" svg:viewBox="0 0 21600 21600" draw:type="mso-spt32" draw:enhanced-path="M 0 0 L 21600 21600 N"/></draw:custom-shape><draw:line draw:name="Straight Connector 16" draw:style-name="gr4" draw:text-style-name="P20" svg:x1="1.817cm" svg:y1="3.746cm" svg:x2="4.252cm" svg:y2="3.746cm"><text:p/></draw:line><draw:custom-shape draw:name="Straight Arrow Connector 17" draw:style-name="gr5" draw:text-style-name="P20" svg:width="0.003cm" svg:height="1.31cm" svg:x="7.534cm" svg:y="5.973cm"><text:p/><draw:enhanced-geometry draw:mirror-horizontal="false" draw:mirror-vertical="false" svg:viewBox="0 0 21600 21600" draw:type="mso-spt32" draw:enhanced-path="M 0 0 L 21600 21600 N"/></draw:custom-shape><draw:custom-shape draw:name="Straight Arrow Connector 18" draw:style-name="gr6" draw:text-style-name="P20" svg:width="0.004cm" svg:height="0.719cm" svg:x="3.263cm" svg:y="6.606cm"><text:p/><draw:enhanced-geometry draw:mirror-horizontal="true" draw:mirror-vertical="false" svg:viewBox="0 0 21600 21600" draw:type="mso-spt32" draw:enhanced-path="M 0 0 L 21600 21600 N"/></draw:custom-shape><draw:line draw:name="Straight Connector 19" draw:style-name="gr4" draw:text-style-name="P20" svg:x1="1.86cm" svg:y1="7.432cm" svg:x2="4.295cm" svg:y2="7.432cm"><text:p/></draw:line><draw:custom-shape draw:name="Straight Arrow Connector 20" draw:style-name="gr5" draw:text-style-name="P20" svg:width="0.003cm" svg:height="1.31cm" svg:x="7.609cm" svg:y="12.476cm"><text:p/><draw:enhanced-geometry draw:mirror-horizontal="false" draw:mirror-vertical="false" svg:viewBox="0 0 21600 21600" draw:type="mso-spt32" draw:enhanced-path="M 0 0 L 21600 21600 N"/></draw:custom-shape><draw:custom-shape draw:name="Straight Arrow Connector 21" draw:style-name="gr6" draw:text-style-name="P20" svg:width="0.004cm" svg:height="0.719cm" svg:x="3.339cm" svg:y="13.111cm"><text:p/><draw:enhanced-geometry draw:mirror-horizontal="true" draw:mirror-vertical="false" svg:viewBox="0 0 21600 21600" draw:type="mso-spt32" draw:enhanced-path="M 0 0 L 21600 21600 N"/></draw:custom-shape><draw:custom-shape draw:name="Straight Arrow Connector 22" draw:style-name="gr3" draw:text-style-name="P20" svg:width="0.003cm" svg:height="1.246cm" svg:x="3.268cm" svg:y="8.181cm"><text:p/><draw:enhanced-geometry draw:mirror-horizontal="false" draw:mirror-vertical="false" svg:viewBox="0 0 21600 21600" draw:type="mso-spt32" draw:enhanced-path="M 0 0 L 21600 21600 N"/></draw:custom-shape><draw:line draw:name="Straight Connector 23" draw:style-name="gr4" draw:text-style-name="P20" svg:x1="1.873cm" svg:y1="8.638cm" svg:x2="4.307cm" svg:y2="8.638cm"><text:p/></draw:line><draw:custom-shape draw:name="Straight Arrow Connector 24" draw:style-name="gr5" draw:text-style-name="P20" svg:width="0.003cm" svg:height="1.31cm" svg:x="3.346cm" svg:y="14.651cm"><text:p/><draw:enhanced-geometry draw:mirror-horizontal="false" draw:mirror-vertical="false" svg:viewBox="0 0 21600 21600" draw:type="mso-spt32" draw:enhanced-path="M 0 0 L 21600 21600 N"/></draw:custom-shape><draw:custom-shape draw:name="Straight Arrow Connector 25" draw:style-name="gr6" draw:text-style-name="P20" svg:width="0.004cm" svg:height="0.719cm" svg:x="7.606cm" svg:y="15.221cm"><text:p/><draw:enhanced-geometry draw:mirror-horizontal="true" draw:mirror-vertical="false" svg:viewBox="0 0 21600 21600" draw:type="mso-spt32" draw:enhanced-path="M 0 0 L 21600 21600 N"/></draw:custom-shape><draw:custom-shape draw:name="TextBox 46" draw:style-name="gr2" draw:text-style-name="P19" svg:width="2.664cm" svg:height="0.683cm" svg:x="4.131cm" svg:y="14.847cm"><text:p text:style-name="P18"><text:span text:style-name="T6">Randomiz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 draw:style-name="gr2" draw:text-style-name="P19" svg:width="9.341cm" svg:height="0.856cm" svg:x="2.829cm" svg:y="2.992cm"><text:p text:style-name="P18"><text:span text:style-name="T5">Patient’s face size evaluated (standard c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8" draw:style-name="gr7" draw:text-style-name="P20" svg:width="1.828cm" svg:height="0.003cm" svg:x="8.096cm" svg:y="7.707cm"><text:p/><draw:enhanced-geometry draw:mirror-horizontal="false" draw:mirror-vertical="true" svg:viewBox="0 0 21600 21600" draw:type="mso-spt32" draw:enhanced-path="M 0 0 L 21600 21600 N"/></draw:custom-shape><draw:custom-shape draw:name="Straight Arrow Connector 29" draw:style-name="gr7" draw:text-style-name="P20" svg:width="1.828cm" svg:height="0.003cm" svg:x="8.096cm" svg:y="14.22cm"><text:p/><draw:enhanced-geometry draw:mirror-horizontal="false" draw:mirror-vertical="true" svg:viewBox="0 0 21600 21600" draw:type="mso-spt32" draw:enhanced-path="M 0 0 L 21600 21600 N"/></draw:custom-shape><draw:custom-shape draw:name="TextBox 13" draw:style-name="gr2" draw:text-style-name="P19" svg:width="1.186cm" svg:height="0.856cm" svg:x="2.678cm" svg:y="13.843cm"><text:p text:style-name="P18"><text:span text:style-name="T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2" draw:style-name="gr2" draw:text-style-name="P19" svg:width="6.056cm" svg:height="0.856cm" svg:x="3.526cm" svg:y="19.998cm"><text:p text:style-name="P18"><text:span text:style-name="T5">Data collection and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 draw:style-name="gr8" draw:text-style-name="P20" svg:width="0.003cm" svg:height="3.181cm" svg:x="5.786cm" svg:y="16.816cm"><text:p/><draw:enhanced-geometry draw:mirror-horizontal="false" draw:mirror-vertical="false" svg:viewBox="0 0 21600 21600" draw:type="mso-spt32" draw:enhanced-path="M 0 0 L 21600 21600 N"/></draw:custom-shape><draw:custom-shape draw:name="Straight Arrow Connector 33" draw:style-name="gr8" draw:text-style-name="P20" svg:width="0.003cm" svg:height="3.181cm" svg:x="7.691cm" svg:y="16.816cm"><text:p/><draw:enhanced-geometry draw:mirror-horizontal="false" draw:mirror-vertical="false" svg:viewBox="0 0 21600 21600" draw:type="mso-spt32" draw:enhanced-path="M 0 0 L 21600 21600 N"/></draw:custom-shape><draw:custom-shape draw:name="TextBox 50" draw:style-name="gr2" draw:text-style-name="P19" svg:width="3.29cm" svg:height="0.854cm" svg:x="4.927cm" svg:y="17.329cm"><text:p text:style-name="P18"><text:span text:style-name="T5">NIPPV star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1" draw:style-name="gr2" draw:text-style-name="P19" svg:width="3.123cm" svg:height="0.854cm" svg:x="5.025cm" svg:y="18.689cm"><text:p text:style-name="P18"><text:span text:style-name="T5">NIPPV end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9" draw:text-style-name="P19" svg:width="3.451cm" svg:height="0.856cm" svg:x="5.537cm" svg:y="-1.042cm"><text:p text:style-name="P18"><text:span text:style-name="T5">Study Protoc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
      <text:p text:style-name="P6"/>
      <text:p text:style-name="P12"/>
      <text:p text:style-name="P12"/>
      <text:p text:style-name="P12"><text:bookmark text:name="_GoBac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oft-page-break/><text:span text:style-name="T2">NIPPV = Non-invasive positive pressure ventil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CA" style:font-name-asian="F"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weight-asian="bold"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5.24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6.5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7.7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Benjamin Thomson</meta:initial-creator>
    <dc:creator>Benjamin Thomson</dc:creator>
    <meta:editing-cycles>1</meta:editing-cycles>
    <meta:creation-date>2020-04-02T00:29:00</meta:creation-date>
    <dc:date>2020-04-02T01:40:00</dc:date>
    <meta:editing-duration>PT48M</meta:editing-duration>
    <meta:generator>LibreOffice/6.3.5.2$Linux_X86_64 LibreOffice_project/30$Build-2</meta:generator>
    <meta:document-statistic meta:table-count="0" meta:image-count="0" meta:object-count="0" meta:page-count="4" meta:paragraph-count="24" meta:word-count="478" meta:character-count="3157" meta:non-whitespace-character-count="26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